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style:text-position="-33% 58%"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3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938cm" svg:height="1.762cm" svg:x="6.128cm" svg:y="9.459cm">
          <text:p text:style-name="P1"><text:span text:style-name="T1">0 &lt; I &lt; T</text:span><text:span text:style-name="T2">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2" draw:layer="layout" svg:width="2.374cm" svg:height="0.771cm" svg:x="8.875cm" svg:y="9.948cm">
          <text:p text:style-name="P1"><text:span text:style-name="T1">P' = 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66cm" svg:y1="10.339cm" svg:x2="8.875cm" svg:y2="10.333cm" draw:start-shape="id1" draw:start-glue-point="7" draw:end-shape="id2" draw:end-glue-point="3" svg:d="m8066 10339 809-6">
          <text:p/>
        </draw:connector>
        <draw:custom-shape draw:style-name="gr1" draw:text-style-name="P2" draw:id="id3" draw:layer="layout" svg:width="1.938cm" svg:height="1.762cm" svg:x="6.129cm" svg:y="7.359cm">
          <text:p text:style-name="P1"><text:span text:style-name="T1">T</text:span><text:span text:style-name="T2">0</text:span><text:span text:style-name="T1"> &lt; I &lt; T</text:span><text:span text:style-name="T2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4" draw:layer="layout" svg:width="2.374cm" svg:height="0.771cm" svg:x="8.876cm" svg:y="7.848cm">
          <text:p text:style-name="P1"><text:span text:style-name="T1">P' = 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67cm" svg:y1="8.239cm" svg:x2="8.876cm" svg:y2="8.233cm" draw:start-shape="id3" draw:start-glue-point="7" draw:end-shape="id4" draw:end-glue-point="3" svg:d="m8067 8239 809-6">
          <text:p/>
        </draw:connector>
        <draw:custom-shape draw:style-name="gr1" draw:text-style-name="P2" draw:id="id5" draw:layer="layout" svg:width="1.938cm" svg:height="1.762cm" svg:x="6.13cm" svg:y="5.359cm">
          <text:p text:style-name="P1"><text:span text:style-name="T1">T</text:span><text:span text:style-name="T2">1</text:span><text:span text:style-name="T1"> &lt; I &lt; T</text:span><text:span text:style-name="T2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6" draw:layer="layout" svg:width="2.374cm" svg:height="0.771cm" svg:x="8.877cm" svg:y="5.863cm">
          <text:p text:style-name="P1"><text:span text:style-name="T1">P' = 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68cm" svg:y1="6.239cm" svg:x2="8.877cm" svg:y2="6.248cm" draw:start-shape="id5" draw:start-glue-point="7" draw:end-shape="id6" draw:end-glue-point="3" svg:d="m8068 6239 809 9">
          <text:p/>
        </draw:connector>
        <draw:custom-shape draw:style-name="gr1" draw:text-style-name="P2" draw:id="id7" draw:layer="layout" svg:width="1.938cm" svg:height="1.762cm" svg:x="6.131cm" svg:y="3.359cm">
          <text:p text:style-name="P1"><text:span text:style-name="T1">T</text:span><text:span text:style-name="T2">2</text:span><text:span text:style-name="T1"> &lt; I &lt; T</text:span><text:span text:style-name="T2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8" draw:layer="layout" svg:width="2.374cm" svg:height="0.771cm" svg:x="8.878cm" svg:y="3.848cm">
          <text:p text:style-name="P1"><text:span text:style-name="T1">P' = 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69cm" svg:y1="4.239cm" svg:x2="8.878cm" svg:y2="4.233cm" draw:start-shape="id7" draw:start-glue-point="7" draw:end-shape="id8" draw:end-glue-point="3" svg:d="m8069 4239 809-6">
          <text:p/>
        </draw:connector>
        <draw:custom-shape draw:style-name="gr1" draw:text-style-name="P2" draw:id="id9" draw:layer="layout" svg:width="1.938cm" svg:height="1.762cm" svg:x="6.132cm" svg:y="1.359cm">
          <text:p text:style-name="P1"><text:span text:style-name="T1">T</text:span><text:span text:style-name="T2">3</text:span><text:span text:style-name="T1"> &lt; 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0" draw:layer="layout" svg:width="2.374cm" svg:height="0.771cm" svg:x="8.879cm" svg:y="1.848cm">
          <text:p text:style-name="P1"><text:span text:style-name="T1">P' = 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07cm" svg:y1="2.239cm" svg:x2="8.879cm" svg:y2="2.233cm" draw:start-shape="id9" draw:start-glue-point="7" draw:end-shape="id10" draw:end-glue-point="3" svg:d="m8070 2239 809-6">
          <text:p/>
        </draw:connector>
        <draw:connector draw:style-name="gr2" draw:text-style-name="P1" draw:layer="layout" draw:type="line" svg:x1="4.716cm" svg:y1="6.246cm" svg:x2="6.13cm" svg:y2="6.239cm" draw:start-shape="id11" draw:start-glue-point="10" draw:end-shape="id5" draw:end-glue-point="5" svg:d="m4716 6246 1414-7">
          <text:p/>
        </draw:connector>
        <draw:connector draw:style-name="gr2" draw:text-style-name="P1" draw:layer="layout" draw:type="curve" svg:x1="4.716cm" svg:y1="6.246cm" svg:x2="6.131cm" svg:y2="4.24cm" draw:start-shape="id11" draw:start-glue-point="10" draw:end-shape="id7" svg:d="m4716 6246c1060 0 353-2006 1415-2006">
          <text:p/>
        </draw:connector>
        <draw:connector draw:style-name="gr2" draw:text-style-name="P1" draw:layer="layout" draw:type="curve" svg:x1="4.716cm" svg:y1="6.246cm" svg:x2="6.132cm" svg:y2="2.239cm" draw:start-shape="id11" draw:start-glue-point="10" draw:end-shape="id9" draw:end-glue-point="5" svg:d="m4716 6246c1062 0 354-4007 1416-4007">
          <text:p/>
        </draw:connector>
        <draw:connector draw:style-name="gr2" draw:text-style-name="P1" draw:layer="layout" draw:type="curve" svg:x1="4.716cm" svg:y1="6.246cm" svg:x2="6.129cm" svg:y2="8.239cm" draw:start-shape="id11" draw:start-glue-point="10" draw:end-shape="id3" draw:end-glue-point="5" svg:d="m4716 6246c1059 0 353 1993 1413 1993">
          <text:p/>
        </draw:connector>
        <draw:connector draw:style-name="gr2" draw:text-style-name="P1" draw:layer="layout" draw:type="curve" svg:x1="4.716cm" svg:y1="6.246cm" svg:x2="6.128cm" svg:y2="10.339cm" draw:start-shape="id11" draw:start-glue-point="10" draw:end-shape="id1" draw:end-glue-point="5" svg:d="m4716 6246c1059 0 353 4093 1412 4093">
          <text:p/>
        </draw:connector>
        <draw:connector draw:style-name="gr2" draw:text-style-name="P1" draw:layer="layout" draw:type="line" svg:x1="11.251cm" svg:y1="6.248cm" svg:x2="12.695cm" svg:y2="6.228cm" draw:start-shape="id6" draw:start-glue-point="1" draw:end-shape="id12" draw:end-glue-point="6" svg:d="m11251 6248 1444-20">
          <text:p/>
        </draw:connector>
        <draw:connector draw:style-name="gr2" draw:text-style-name="P1" draw:layer="layout" draw:type="curve" svg:x1="11.252cm" svg:y1="4.233cm" svg:x2="12.695cm" svg:y2="6.228cm" draw:start-shape="id8" draw:start-glue-point="1" draw:end-shape="id12" draw:end-glue-point="6" svg:d="m11252 4233c1081 0 360 1995 1443 1995">
          <text:p/>
        </draw:connector>
        <draw:connector draw:style-name="gr2" draw:text-style-name="P1" draw:layer="layout" draw:type="curve" svg:x1="11.253cm" svg:y1="2.233cm" svg:x2="12.695cm" svg:y2="6.228cm" draw:start-shape="id10" draw:start-glue-point="1" draw:end-shape="id12" draw:end-glue-point="6" svg:d="m11253 2233c1081 0 361 3995 1442 3995">
          <text:p/>
        </draw:connector>
        <draw:connector draw:style-name="gr2" draw:text-style-name="P1" draw:layer="layout" draw:type="curve" svg:x1="11.25cm" svg:y1="8.233cm" svg:x2="12.695cm" svg:y2="6.228cm" draw:start-shape="id4" draw:start-glue-point="1" draw:end-shape="id12" draw:end-glue-point="6" svg:d="m11250 8233c1083 0 361-2005 1445-2005">
          <text:p/>
        </draw:connector>
        <draw:connector draw:style-name="gr2" draw:text-style-name="P1" draw:layer="layout" draw:type="curve" svg:x1="11.249cm" svg:y1="10.333cm" svg:x2="12.695cm" svg:y2="6.228cm" draw:start-shape="id2" draw:start-glue-point="1" draw:end-shape="id12" draw:end-glue-point="6" svg:d="m11249 10333c1084 0 362-4105 1446-4105">
          <text:p/>
        </draw:connector>
        <draw:custom-shape draw:style-name="gr3" draw:text-style-name="P3" draw:id="id11" draw:layer="layout" svg:width="2.389cm" svg:height="0.846cm" svg:x="2.327cm" svg:y="5.824cm">
          <text:p text:style-name="P1"><text:span text:style-name="T3">Input: I (IP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12" draw:layer="layout" svg:width="2.389cm" svg:height="0.846cm" svg:x="12.695cm" svg:y="5.806cm">
          <text:p text:style-name="P1"><text:span text:style-name="T3">Output: P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7T23:11:43</meta:creation-date>
    <dc:date>2009-07-19T00:24:45</dc:date>
    <meta:editing-duration>PT00H30M31S</meta:editing-duration>
    <meta:editing-cycles>5</meta:editing-cycles>
    <meta:generator>OpenOffice.org/3.1$Linux OpenOffice.org_project/310m11$Build-9399</meta:generator>
    <meta:document-statistic meta:object-count="27"/>
  </office:meta>
</office:document-meta>
</file>